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aad" draw:textarea-horizontal-align="justify" draw:textarea-vertical-align="middle" draw:auto-grow-height="false" fo:min-height="3.179cm" fo:min-width="7.628cm"/>
    </style:style>
    <style:style style:name="gr2" style:family="graphic" style:parent-style-name="standard">
      <style:graphic-properties draw:fill-color="#00aaad" draw:textarea-horizontal-align="justify" draw:textarea-vertical-align="middle" draw:auto-grow-height="false" fo:min-height="3.179cm" fo:min-width="7.501cm"/>
    </style:style>
    <style:style style:name="gr3" style:family="graphic" style:parent-style-name="standard">
      <style:graphic-properties draw:fill-color="#21409a" draw:textarea-horizontal-align="justify" draw:textarea-vertical-align="middle" draw:auto-grow-height="false" fo:min-height="3.433cm" fo:min-width="17.788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3.433cm" fo:min-width="17.788cm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3.433cm" fo:min-width="17.788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1.188cm" fo:min-width="0.938cm"/>
    </style:style>
    <style:style style:name="P1" style:family="paragraph">
      <style:paragraph-properties fo:text-align="center"/>
      <style:text-properties fo:font-size="30pt"/>
    </style:style>
    <style:style style:name="P2" style:family="paragraph">
      <loext:graphic-properties draw:fill-color="#00aaad"/>
      <style:paragraph-properties fo:text-align="center"/>
      <style:text-properties fo:font-size="30pt" style:font-size-asian="20pt" style:font-size-complex="20pt"/>
    </style:style>
    <style:style style:name="P3" style:family="paragraph">
      <loext:graphic-properties draw:fill-color="#21409a"/>
      <style:paragraph-properties fo:text-align="center"/>
      <style:text-properties fo:font-size="30pt"/>
    </style:style>
    <style:style style:name="P4" style:family="paragraph">
      <loext:graphic-properties draw:fill-color="#adc5e7"/>
      <style:paragraph-properties fo:text-align="center"/>
      <style:text-properties fo:font-size="30pt"/>
    </style:style>
    <style:style style:name="P5" style:family="paragraph">
      <loext:graphic-properties draw:fill-color="#ed1c24"/>
      <style:paragraph-properties fo:text-align="center"/>
      <style:text-properties fo:font-size="30pt"/>
    </style:style>
    <style:style style:name="P6" style:family="paragraph">
      <loext:graphic-properties draw:fill-color="#00a65d"/>
      <style:paragraph-properties fo:text-align="center"/>
      <style:text-properties fo:font-size="30pt"/>
    </style:style>
    <style:style style:name="T1" style:family="text">
      <style:text-properties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128cm" svg:height="3.429cm" svg:x="1.381cm" svg:y="1.635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001cm" svg:height="3.429cm" svg:x="11.795cm" svg:y="1.635cm">
          <text:p text:style-name="P1"><text:span text:style-name="T1">Add N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8.288cm" svg:height="3.683cm" svg:x="1.508cm" svg:y="6.207cm">
          <text:p text:style-name="P1">Valve By Garde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288cm" svg:height="3.683cm" svg:x="1.508cm" svg:y="20.177cm">
          <text:p text:style-name="P1">Plant Irrigation 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8.288cm" svg:height="3.683cm" svg:x="1.508cm" svg:y="15.605cm">
          <text:p text:style-name="P1">Humidifier in Greenhous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8.288cm" svg:height="3.683cm" svg:x="1.508cm" svg:y="10.779cm">
          <text:p text:style-name="P1">Heater in Greenhous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2.032cm" svg:x="2.234cm" svg:y="16.459cm">
          <text:p text:style-name="P1">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032cm" svg:height="2.032cm" svg:x="2.143cm" svg:y="20.939cm">
          <text:p text:style-name="P1">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032cm" svg:height="2.032cm" svg:x="2.27cm" svg:y="11.668cm">
          <text:p text:style-name="P1">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032cm" svg:height="2.032cm" svg:x="2.143cm" svg:y="6.969cm">
          <text:p text:style-name="P1">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08:00:30.728401966</meta:creation-date>
    <dc:date>2019-03-13T18:30:29.414940953</dc:date>
    <meta:editing-duration>PT46M22S</meta:editing-duration>
    <meta:editing-cycles>5</meta:editing-cycles>
    <meta:generator>LibreOffice/6.0.7.3$Linux_X86_64 LibreOffice_project/00m0$Build-3</meta:generator>
    <meta:document-statistic meta:object-count="10"/>
  </office:meta>
</office:document-meta>
</file>